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41cm" svg:height="0.79cm" draw:z-index="0"><draw:image xlink:href="../../odt_eng/images/0208.png" xlink:type="simple" xlink:show="embed" xlink:actuate="onLoad"/></draw:frame></text:p>
          </table:table-cell>
          <table:table-cell table:style-name="Table1.B1" office:value-type="string">
            <text:h text:style-name="P5" text:outline-level="1">Step of integration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67cm" svg:height="1.431cm" draw:z-index="0"><draw:image xlink:href="../../odt_eng/images/0208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The unit generates the value (quantity) of a current step of integration (calculation, simulation) of a task at the output</text:span>:</text:p>
            <text:p text:style-name="P4"><draw:frame draw:style-name="fr3" draw:name="Object1" text:anchor-type="as-char" svg:width="3.323cm" svg:height="0.564cm" draw:z-index="0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Text_20_body"><text:span text:style-name="T1">where</text:span><text:span text:style-name="T2"> </text:span><text:span text:style-name="T2"><draw:frame draw:style-name="fr3" draw:name="Object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title>formula</svg:title></draw:frame></text:span><text:span text:style-name="T1">is for unit output signal</text:span><text:span text:style-name="T2">; </text:span><text:span text:style-name="T2"><draw:frame draw:style-name="fr3" draw:name="Object3" text:anchor-type="as-char" svg:width="1.879cm" svg:height="0.564cm" draw:z-index="0"><draw:object xlink:href="./Object 3" xlink:type="simple" xlink:show="embed" xlink:actuate="onLoad"/><draw:image xlink:href="./ObjectReplacements/Object 3" xlink:type="simple" xlink:show="embed" xlink:actuate="onLoad"/><svg:title>formula</svg:title></draw:frame></text:span><text:span text:style-name="T1">is for the value of a current step of integration.</text:span></text:p>
            <text:p text:style-name="Text_20_body"><text:span text:style-name="T3">Properties</text:span>: <text:span text:style-name="T1">any properties are not required for operation of the unit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Шаг интегрирования</dc:title>
    <dc:date>2012-03-05T20:41:14.56</dc:date>
    <meta:editing-cycles>44</meta:editing-cycles>
    <meta:editing-duration>PT2H5M53S</meta:editing-duration>
    <dc:creator>Александр </dc:creator>
    <meta:document-statistic meta:table-count="1" meta:image-count="2" meta:object-count="3" meta:page-count="1" meta:paragraph-count="9" meta:word-count="55" meta:character-count="32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h</mi>
      </mrow>
      <mrow>
        <mrow>
          <mo stretchy="false">(</mo>
          <mrow>
            <mi>t</mi>
          </mrow>
          <mo stretchy="false">)</mo>
        </mrow>
        <mo stretchy="false">=</mo>
        <mo stretchy="false">Δ</mo>
      </mrow>
      <mi>t</mi>
    </mrow>
    <annotation encoding="StarMath 5.0">y(t) = h(t) = %DELTA t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h</mi>
      <mrow>
        <mo stretchy="false">(</mo>
        <mrow>
          <mi>t</mi>
        </mrow>
        <mo stretchy="false">)</mo>
      </mrow>
      <mi>,</mi>
      <mo stretchy="false">Δ</mo>
      <mi>t</mi>
    </mrow>
    <annotation encoding="StarMath 5.0">h(t), %DELTA t</annotation>
  </semantics>
</math>
</file>